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background-color="#ffffff"/>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background-color="#ffffff"/>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67101392" text:id="ct67101392">
          <text:insertion>
            <office:change-info>
              <dc:creator>geraltofpoland</dc:creator>
              <dc:date>2017-01-04T07:5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 office:name="__Annotation__3_927851462"><dc:creator>Mateusz Kingu</dc:creator><dc:date>2016-12-29T05:07:26</dc:date><text:p><text:span text:style-name="T4">Tytuł.</text:span></text:p><text:p/><text:p><text:span text:style-name="T4">Jeżeli wyjdzie za mało, dajcie znać - coś jeszcze poszukam.</text:span></text:p></office:annotation>Witajcie, moi drodzy. Oto nadchodzi kolejny przegląd muzyczny. Ostatni, który tworzę w 2016 roku.<office:annotation-end office:name="__Annotation__3_927851462"/></text:p>
      <text:p text:style-name="P1"/>
      <text:p text:style-name="P1">W tej edycji krótko i zwięźle, bowiem brak czasu i motywacji daje o sobie mocno znać. Z wieści mogę powiedzieć, że ostatnio wydano piątą część cinematicu do sponyfikowanego musicalu Hrabiego Monte Christo. Wydarzenie sporej wagi, bowiem od ostatniej części minęły już dwa lata. Ludzie zaczynali tracić nadzieję, że w ogóle pojawi się część piąta, a oto jest! Do obejrzenia pod tym linkiem: <text:a xlink:type="simple" xlink:href="https://www.youtube.com/watch?v=bjTiiLdCN7Q" text:style-name="Internet_20_link" text:visited-style-name="Visited_20_Internet_20_Link"><text:span text:style-name="T1">https://www.youtube.com/watch?v=bjTiiLdCN7Q</text:span></text:a>. Serdecznie polecam przesłuchać i zobaczyć na własne oczy.</text:p>
      <text:p text:style-name="P1"/>
      <text:p text:style-name="P1">Tyle w kwestii newsów. Zapraszam do części muzycznej!</text:p>
      <text:p text:style-name="P1"/>
      <text:p text:style-name="P1">Wind Wolf - Skyward Sailors</text:p>
      <text:p text:style-name="P1"><text:a xlink:type="simple" xlink:href="https://www.youtube.com/watch?v=j_qg-F0xUDo" text:style-name="Internet_20_link" text:visited-style-name="Visited_20_Internet_20_Link"><text:span text:style-name="T1">https://www.youtube.com/watch?v=j_qg-F0xUDo</text:span></text:a></text:p>
      <text:p text:style-name="P1">[Acoustic] [Progressive] [Orchestral]</text:p>
      <text:p text:style-name="P1">Zaczynamy od czegoś ciekawego pod względem stylu i rytmiki. Ten pierwszy jest nieco inny od dotychczasów przesłuchiwanych przeze mnie utworów tego artysty, zaś ta druga zmienia się całkiem sporą ilość razy w trakcie utworu. Nawet te dwa aspekty nadają Skyward Sailors oryginalności.</text:p>
      <text:p text:style-name="P1"/>
      <text:p text:style-name="P1">Nicolas Dominique - Long Way</text:p>
      <text:p text:style-name="P1"><text:a xlink:type="simple" xlink:href="https://www.youtube.com/watch?v=sYtxjGt3Na0" text:style-name="Internet_20_link" text:visited-style-name="Visited_20_Internet_20_Link"><text:span text:style-name="T1">https://www.youtube.com/watch?v=sYtxjGt3Na0</text:span></text:a> </text:p>
      <text:p text:style-name="P1">[Ambient][Atmospheric]</text:p>
      <text:p text:style-name="P1">Święty Nicolas z Dominiku przyniósł prezent: małą skrzynkę. W środku zaś jeden z najbardziej klimatycznych ambientów, jakich ostatnio słuchałem - a ostatnio sporo słuchałem soundtracku z serii Mass Effect, więc wiem, o czym mówię. Brakowało mi tego tajemniczego, niemal ciężkiego ambientu, Niklas. Serdecznie polecam.</text:p>
      <text:p text:style-name="P1"/>
      <text:p text:style-name="P1"><text:span text:style-name="T3">The L-Train ft. Francis Vace &amp; TheMusicReborn - Party Cannon Overdrive</text:span></text:p>
      <text:p text:style-name="P1"><text:a xlink:type="simple" xlink:href="https://www.youtube.com/watch?v=qzH7Rra8kHw" text:style-name="Internet_20_link" text:visited-style-name="Visited_20_Internet_20_Link"><text:span text:style-name="T2">https://www.youtube.com/watch?v=qzH7Rra8kHw</text:span></text:a><text:span text:style-name="T3"> </text:span></text:p>
      <text:p text:style-name="P1"><text:span text:style-name="T3">[Symphonic metal] [Wokal] [+Trąbka]</text:span></text:p>
      <text:p text:style-name="P1"><text:span text:style-name="T3">Ja nie wiem, co tu robi trąbka. Ale nawet nieźle to brzmi. I chociaż raz ktoś inny śpiewa. Z całym szacunkiem do L-Traina, ale głosu najlepszego to on nie ma. Sam utwór to drugi z sześcioczęściowego cyklu piosenek o Mane 6, wykonywanych w różnych stylach i z różnymi osobami. Poprzednia część opisywana była w zeszłym numerze Equestria Times.</text:span></text:p>
      <text:p text:style-name="P2"/>
      <text:p text:style-name="P1"><text:span text:style-name="T3">Segments of Life - Enslaved</text:span></text:p>
      <text:p text:style-name="P1"><text:a xlink:type="simple" xlink:href="https://www.youtube.com/watch?v=NkWiQ2EhLvo" text:style-name="Internet_20_link" text:visited-style-name="Visited_20_Internet_20_Link"><text:span text:style-name="T2">https://www.youtube.com/watch?v=NkWiQ2EhLvo</text:span></text:a><text:span text:style-name="T3"> </text:span></text:p>
      <text:p text:style-name="P1"><text:span text:style-name="T3">[Piano] [Electro metal] [Dubstep]</text:span></text:p>
      <text:p text:style-name="P1"><text:span text:style-name="T3">Segments of Life nie zawiódł, przywożąc nam siedem utworów… jednego dnia. Miałem w czym przebierać. Ach, przeklęta zasada jednego utworu… Jest więcej kawałków godnych uwagi, ale koniec końców</text:span><text:change-start text:change-id="ct67101392"/><text:span text:style-name="T3">,</text:span><text:change-end text:change-id="ct67101392"/><text:span text:style-name="T3"> musiałem wybrać ten, który przemówił do mnie najlepiej. Nasz artysta z Kazachstanu nie przestaje mnie zadziwiać. Nigdy nie myślałem, że tak bardzo polubię typowo elektroniczną muzykę (ND nie liczę). Zresztą, przesłuchajcie sami.</text:span></text:p>
      <text:p text:style-name="P2"><text:soft-page-break/></text:p>
      <text:p text:style-name="P1"><text:span text:style-name="T3">Reverbrony - Falling Upwards</text:span></text:p>
      <text:p text:style-name="P1"><text:a xlink:type="simple" xlink:href="https://www.youtube.com/watch?v=buSPgFyVo4Y" text:style-name="Internet_20_link" text:visited-style-name="Visited_20_Internet_20_Link"><text:span text:style-name="T2">https://www.youtube.com/watch?v=buSPgFyVo4Y</text:span></text:a><text:span text:style-name="T3"> </text:span></text:p>
      <text:p text:style-name="P1"><text:span text:style-name="T3">[Progressive rock]</text:span></text:p>
      <text:p text:style-name="P1"><text:span text:style-name="T3">Pamiętacie “Weightless”? Utrzymane w podobnej konwencji tematycznej “Falling Upwards” jest żywsze i nieco mniej próbuje imitować faktyczne przebywanie w przestrzeni kosmicznej, bardziej zaś skupia się na muzyce. Myślę, że wyszło to dobrze.</text:span></text:p>
      <text:p text:style-name="P2"/>
      <text:p text:style-name="P1"><text:span text:style-name="T3">StrachAttack - Language (remix)</text:span></text:p>
      <text:p text:style-name="P1"><text:a xlink:type="simple" xlink:href="https://www.youtube.com/watch?v=ugi4birUl6g" text:style-name="Internet_20_link" text:visited-style-name="Visited_20_Internet_20_Link"><text:span text:style-name="T2">https://www.youtube.com/watch?v=ugi4birUl6g</text:span></text:a><text:span text:style-name="T3"> </text:span></text:p>
      <text:p text:style-name="P1"><text:span text:style-name="T3">[Progressive house]</text:span></text:p>
      <text:p text:style-name="P1"><text:span text:style-name="T3">Spotkałem tego pana dość niedawno. Wbrew pozorom, zdaje się nie być Polakiem. Muzykę zaś tworzy… taką, jaką możecie usłyszeć tutaj. Zdaje się czuć niczym ryba w wodzie w rytmach house i electro. Mógłby też nieco popracować nad masteringiem, ale to już szczegóły. Co kto lubi, prawda?</text:span></text:p>
      <text:p text:style-name="P2"/>
      <text:p text:style-name="P1"><text:span text:style-name="T3">Flyghtning - The Drops</text:span></text:p>
      <text:p text:style-name="P1"><text:a xlink:type="simple" xlink:href="https://www.youtube.com/watch?v=ZmevXzg7Pfw" text:style-name="Internet_20_link" text:visited-style-name="Visited_20_Internet_20_Link"><text:span text:style-name="T2">https://www.youtube.com/watch?v=ZmevXzg7Pfw</text:span></text:a><text:span text:style-name="T3"> </text:span></text:p>
      <text:p text:style-name="P1"><text:span text:style-name="T3">[Electro] [Instrumental]</text:span></text:p>
      <text:p text:style-name="P1"><text:span text:style-name="T3">W sumie nie wiem, czy akurat ten kawałek ma coś wspólnego z kucykami. W sumie… logo artysty nawiązuje do kucyków. Może być. Ciężko stwierdzić cokolwiek więcej, bowiem brakuje jakiegoś szerszego opisu, zaś sam utwór nie ma słów, na których można by bazować. Wracając do meritum – przyjemna, krótka przygoda z syntezatorami. Nic dodać, nic ująć.</text:span></text:p>
      <text:p text:style-name="P2"/>
      <text:p text:style-name="P1"><text:span text:style-name="T3">Aussie Jingle Bells - Feat. Reverbrony and StarryFlame (the PROPER Jingle Bells song)</text:span></text:p>
      <text:p text:style-name="P1"><text:a xlink:type="simple" xlink:href="https://www.youtube.com/watch?v=9Xr8lQvINqU" text:style-name="Internet_20_link" text:visited-style-name="Visited_20_Internet_20_Link"><text:span text:style-name="T2">https://www.youtube.com/watch?v=9Xr8lQvINqU</text:span></text:a></text:p>
      <text:p text:style-name="P1"><text:span text:style-name="T3">[Christmas!]</text:span></text:p>
      <text:p text:style-name="P1"><text:span text:style-name="T3">Wprawdzie kiedy to piszę jest już po świętach, a gdy wy to przeczytacie, to zapewne będziecie tuż po odsypianiu kaca posylwestrowego, ale nie mogłem sobie pozwolić na pominięcie tej pięknej australijskiej przeróbki znanego “Jingle Bells”. Melodia jest dokładnie ta sama, tylko słowa nieco poprzekręcali.</text:span></text:p>
      <text:p text:style-name="P2"/>
      <text:p text:style-name="P1"><text:span text:style-name="T3">I to by było na tyle. Wesołego jaj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559" meta:character-count="4077" meta:non-whitespace-character-count="3547"/>
    <meta:generator>LibreOfficeDev/5.1.0.3$Linux_X86_64 LibreOffice_project/</meta:generator>
  </office:meta>
</office:document-meta>
</file>